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000000" loext:opacity="100%" style:font-name="Arial" officeooo:rsid="0012db57"/>
    </style:style>
    <style:style style:name="P2" style:family="paragraph" style:parent-style-name="Preformatted_20_Text" style:list-style-name="L1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fo:margin-top="0cm" fo:margin-bottom="0.499cm" style:contextual-spacing="false"/>
    </style:style>
    <style:style style:name="P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Arial" officeooo:rsid="001c9187" officeooo:paragraph-rsid="0012db57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Arial" officeooo:rsid="001c9187" officeooo:paragraph-rsid="0012db57"/>
    </style:style>
    <style:style style:name="P8" style:family="paragraph" style:parent-style-name="Text_20_body" style:list-style-name="L1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1">
      <style:text-properties fo:color="#000000" loext:opacity="100%" style:font-name="Arial" officeooo:rsid="0012db57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fo:color="#000000" loext:opacity="100%" style:font-name="Arial" officeooo:rsid="0012db57"/>
    </style:style>
    <style:style style:name="P12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7cc560"/>
    </style:style>
    <style:style style:name="T3" style:family="text">
      <style:text-properties officeooo:rsid="0012db57"/>
    </style:style>
    <style:style style:name="T4" style:family="text">
      <style:text-properties fo:color="#000000" loext:opacity="100%" style:font-name="Arial" officeooo:rsid="0012db5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svg:stroke-color="#000000" draw:fill="none" draw:textarea-horizontal-align="justify" draw:textarea-vertical-align="middle" draw:auto-grow-height="false" fo:min-height="1.937cm" fo:min-width="9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paragraph" draw:z-index="0" draw:name="Shape 11" draw:style-name="gr1" draw:text-style-name="P12" svg:width="10.193cm" svg:height="2.146cm" svg:x="-0.235cm" svg:y="-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>Alumno:</text:span> <text:tab/>Kevin Zamora Amela</text:p>
      <text:p text:style-name="P7"><text:span text:style-name="T1">Tarea:<text:tab/></text:span><text:tab/><text:span text:style-name="T3">AD06</text:span></text:p>
      <text:p text:style-name="P7"><text:span text:style-name="T1">Asignatura:</text:span><text:tab/><text:span text:style-name="T3">Acceso a Datos</text:span></text:p>
      <text:p text:style-name="P6"/>
      <text:h text:style-name="P1" text:outline-level="2">Ejercicio 1: Consultas XPath en envio.xml</text:h>
      <text:list xml:id="list1973390675" text:style-name="L1">
        <text:list-item>
          <text:p text:style-name="P10">Obtener el primer asegurado de cada póliza:</text:p>
          <text:p text:style-name="P2"><text:span text:style-name="Source_20_Text">/envio/poliza/asegurado[1]</text:span></text:p>
        </text:list-item>
        <text:list-item>
          <text:p text:style-name="P8"><text:span text:style-name="T4">Seleccionar los primeros asegurados de las pólizas solo si tienen más de dos garantías contratadas:</text:span></text:p>
          <text:p text:style-name="P2"><text:span text:style-name="Source_20_Text">/envio/poliza/asegurado[1][count(garantia) &gt; 2]</text:span></text:p>
        </text:list-item>
        <text:list-item>
          <text:p text:style-name="P10">Seleccionar los asegurados que tengan contratada la garantía dental:</text:p>
          <text:p text:style-name="P2"><text:span text:style-name="Source_20_Text">/envio/poliza/asegurado[garantia/tipo = 'Dental']</text:span></text:p>
        </text:list-item>
        <text:list-item>
          <text:p text:style-name="P10">Seleccionar las pólizas con el indicador externa:</text:p>
          <text:p text:style-name="P2"><text:span text:style-name="Source_20_Text">/envio/poliza[@externa = 'S']</text:span></text:p>
        </text:list-item>
        <text:list-item>
          <text:p text:style-name="P10">Seleccionar todas las garantías que tienen el indicador vigor con valor 'N':</text:p>
          <text:p text:style-name="P2"><text:span text:style-name="Source_20_Text">/envio/poliza/asegurado/garantia[@vigor = 'N']</text:span></text:p>
        </text:list-item>
        <text:list-item>
          <text:p text:style-name="P10">Seleccionar todos los capitales de garantías que tienen el indicador vigor = 'S':</text:p>
          <text:p text:style-name="P2"><text:span text:style-name="Source_20_Text">/envio/poliza/asegurado/garantia[@vigor = 'S']/capital</text:span></text:p>
        </text:list-item>
        <text:list-item>
          <text:p text:style-name="P10">Seleccionar los tomadores de las pólizas, solo si la póliza tiene dos o más asegurados:</text:p>
          <text:p text:style-name="P2"><text:span text:style-name="Source_20_Text">/envio/poliza[count(asegurado) &gt;= 2]/tomador</text:span></text:p>
        </text:list-item>
        <text:list-item>
          <text:p text:style-name="P10">Seleccionar todos los asegurados cuyo nombre empieza por la letra 'J':</text:p>
          <text:p text:style-name="P2"><text:span text:style-name="Source_20_Text">/envio/poliza/asegurado[starts-with(@nombre, 'J')]</text:span></text:p>
        </text:list-item>
        <text:list-item>
          <text:p text:style-name="P10">Obtener la suma de capitales de las garantías en vigor:</text:p>
          <text:p text:style-name="P2"><text:span text:style-name="Source_20_Text">sum(/envio/poliza/asegurado/garantia[@vigor = 'S']/capital)</text:span></text:p>
        </text:list-item>
        <text:list-item>
          <text:p text:style-name="P10">Seleccionar las pólizas con alguna garantía cuyo capital sea de 80000 euros:</text:p>
          <text:p text:style-name="P2"><text:span text:style-name="Source_20_Text">/envio/poliza[asegurado/garantia/capital = '80000']</text:span></text:p>
        </text:list-item>
      </text:list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h text:style-name="P1" text:outline-level="2"><text:soft-page-break/>Ejercicio 2: Consultas XQuery en libros.xml</text:h>
      <text:list xml:id="list214839352" text:style-name="L2">
        <text:list-item>
          <text:p text:style-name="P11">Listar el título de todos los libros:</text:p>
          <text:p text:style-name="P9"/>
          <text:p text:style-name="P4"><text:span text:style-name="Source_20_Text">for $libro in doc("libros.xml")/bib/libro</text:span></text:p>
          <text:p text:style-name="P5"><text:span text:style-name="Source_20_Text">return $libro/titulo</text:span></text:p>
        </text:list-item>
        <text:list-item>
          <text:p text:style-name="P11">Listar año y título de todos los libros, ordenados por el año:</text:p>
          <text:p text:style-name="P9"/>
          <text:p text:style-name="P4"><text:span text:style-name="Source_20_Text">for $libro in doc("libros.xml")/bib/libro</text:span></text:p>
          <text:p text:style-name="P4"><text:span text:style-name="Source_20_Text">order by $libro/@año</text:span></text:p>
          <text:p text:style-name="P5"><text:span text:style-name="Source_20_Text">return concat($libro/@año, ": ", $libro/titulo)</text:span></text:p>
        </text:list-item>
        <text:list-item>
          <text:p text:style-name="P11">Listar los libros cuyo precio sea 65.95:</text:p>
          <text:p text:style-name="P9"/>
          <text:p text:style-name="P4"><text:span text:style-name="Source_20_Text">for $libro in doc("libros.xml")/bib/libro</text:span></text:p>
          <text:p text:style-name="P4"><text:span text:style-name="Source_20_Text">where $libro/precio = "65.95"</text:span></text:p>
          <text:p text:style-name="P5"><text:span text:style-name="Source_20_Text">return $libro/titulo</text:span></text:p>
        </text:list-item>
        <text:list-item>
          <text:p text:style-name="P11">Listar los libros publicados antes del año 2000:</text:p>
          <text:p text:style-name="P9"/>
          <text:p text:style-name="P4"><text:span text:style-name="Source_20_Text">for $libro in doc("libros.xml")/bib/libro</text:span></text:p>
          <text:p text:style-name="P4"><text:span text:style-name="Source_20_Text">where $libro/@año &lt; "2000"</text:span></text:p>
          <text:p text:style-name="P5"><text:span text:style-name="Source_20_Text">return $libro/titulo</text:span></text:p>
        </text:list-item>
        <text:list-item>
          <text:p text:style-name="P11">Listar año y título de los libros publicados por Addison-Wesley después del año 1992:</text:p>
          <text:p text:style-name="P9"/>
          <text:p text:style-name="P4"><text:span text:style-name="Source_20_Text">for $libro in doc("libros.xml")/bib/libro</text:span></text:p>
          <text:p text:style-name="P4"><text:span text:style-name="Source_20_Text">where $libro/editorial = "Addison-Wesley" and $libro/@año &gt; "1992"</text:span></text:p>
          <text:p text:style-name="P5"><text:span text:style-name="Source_20_Text">return concat($libro/@año, ": ", $libro/titulo)</text:span></text:p>
        </text:list-item>
        <text:list-item>
          <text:p text:style-name="P11">Listar año y título de los libros que tienen más de un autor:</text:p>
          <text:p text:style-name="P9"/>
          <text:p text:style-name="P4"><text:span text:style-name="Source_20_Text">for $libro in doc("libros.xml")/bib/libro</text:span></text:p>
          <text:p text:style-name="P4"><text:span text:style-name="Source_20_Text">where count($libro/autor) &gt; 1</text:span></text:p>
          <text:p text:style-name="P5"><text:span text:style-name="Source_20_Text">return concat($libro/@año, ": ", $libro/titulo)</text:span></text:p>
        </text:list-item>
        <text:list-item>
          <text:p text:style-name="P11">Listar año y título de los libros que no tienen autor:</text:p>
          <text:p text:style-name="P9"/>
          <text:p text:style-name="P4"><text:span text:style-name="Source_20_Text">for $libro in doc("libros.xml")/bib/libro</text:span></text:p>
          <text:p text:style-name="P4"><text:span text:style-name="Source_20_Text">where empty($libro/autor)</text:span></text:p>
          <text:p text:style-name="P5"><text:span text:style-name="Source_20_Text">return concat($libro/@año, ": ", $libro/titulo)</text:span></text:p>
        </text:list-item>
        <text:list-item>
          <text:p text:style-name="P11">Mostrar los apellidos de los autores que aparecen en el documento, sin repeticiones, ordenados alfabéticamente:</text:p>
          <text:p text:style-name="P9"/>
          <text:p text:style-name="P4"><text:span text:style-name="Source_20_Text">for $apellido in distinct-values(doc("libros.xml")/bib/libro/autor/apellido)</text:span></text:p>
          <text:p text:style-name="P4"><text:span text:style-name="Source_20_Text">order by $apellido</text:span></text:p>
          <text:p text:style-name="P5"><text:span text:style-name="Source_20_Text">return $apellido</text:span></text:p>
        </text:list-item>
        <text:list-item>
          <text:p text:style-name="P9"><text:span text:style-name="T4">Por cada libro, listar agrupado en un elemento </text:span><text:span text:style-name="Source_20_Text"><text:span text:style-name="T4">&lt;result&gt; </text:span></text:span><text:span text:style-name="T4">su título y autores:</text:span></text:p>
          <text:p text:style-name="P4"><text:span text:style-name="Source_20_Text"/></text:p>
          <text:p text:style-name="P4"><text:soft-page-break/><text:span text:style-name="Source_20_Text">for $libro in doc("libros.xml")/bib/libro</text:span></text:p>
          <text:p text:style-name="P4"><text:span text:style-name="Source_20_Text">return</text:span></text:p>
          <text:p text:style-name="P4"><text:span text:style-name="Source_20_Text">&lt;result&gt;</text:span></text:p>
          <text:p text:style-name="P4"><text:span text:style-name="Source_20_Text"><text:s text:c="4"/>&lt;titulo&gt;{ $libro/titulo }&lt;/titulo&gt;</text:span></text:p>
          <text:p text:style-name="P4"><text:span text:style-name="Source_20_Text"><text:s text:c="4"/>&lt;autores&gt;</text:span></text:p>
          <text:p text:style-name="P4"><text:span text:style-name="Source_20_Text"><text:s text:c="8"/>{ for $autor in $libro/autor</text:span></text:p>
          <text:p text:style-name="P4"><text:span text:style-name="Source_20_Text"><text:s text:c="10"/>return &lt;autor&gt;{ concat($autor/apellido, ", ", $autor/nombre) }&lt;/autor&gt;</text:span></text:p>
          <text:p text:style-name="P4"><text:span text:style-name="Source_20_Text"><text:s text:c="8"/>}</text:span></text:p>
          <text:p text:style-name="P4"><text:span text:style-name="Source_20_Text"><text:s text:c="4"/>&lt;/autores&gt;</text:span></text:p>
          <text:p text:style-name="P5"><text:span text:style-name="Source_20_Text">&lt;/result&gt;</text:span></text:p>
        </text:list-item>
        <text:list-item>
          <text:p text:style-name="P9"><text:span text:style-name="T4">Por cada libro, obtener su título y el número de autores, agrupados en un elemento </text:span><text:span text:style-name="Source_20_Text"><text:span text:style-name="T4">&lt;libro&gt;</text:span></text:span><text:span text:style-name="T4">:</text:span></text:p>
          <text:p text:style-name="P9"/>
          <text:p text:style-name="P4"><text:span text:style-name="Source_20_Text">for $libro in doc("libros.xml")/bib/libro</text:span></text:p>
          <text:p text:style-name="P4"><text:span text:style-name="Source_20_Text">return</text:span></text:p>
          <text:p text:style-name="P4"><text:span text:style-name="Source_20_Text">&lt;libro&gt;</text:span></text:p>
          <text:p text:style-name="P4"><text:span text:style-name="Source_20_Text"><text:s text:c="4"/>&lt;titulo&gt;{ $libro/titulo }&lt;/titulo&gt;</text:span></text:p>
          <text:p text:style-name="P4"><text:span text:style-name="Source_20_Text"><text:s text:c="4"/>&lt;numero-autores&gt;{ count($libro/autor) }&lt;/numero-autores&gt;</text:span></text:p>
          <text:p text:style-name="P5"><text:span text:style-name="Source_20_Text">&lt;/libro&gt;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color="#000000" loext:opacity="100%" style:font-name="Arial" fo:font-family="Arial" style:font-family-generic="swiss" style:font-pitch="variable" officeooo:rsid="0012db57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3:17:49.406676076</meta:creation-date>
    <meta:generator>LibreOffice/7.3.7.2$Linux_X86_64 LibreOffice_project/30$Build-2</meta:generator>
    <dc:date>2025-03-13T13:29:26.793837589</dc:date>
    <meta:editing-duration>PT11M36S</meta:editing-duration>
    <meta:editing-cycles>3</meta:editing-cycles>
    <meta:document-statistic meta:table-count="0" meta:image-count="0" meta:object-count="0" meta:page-count="3" meta:paragraph-count="75" meta:word-count="422" meta:character-count="3270" meta:non-whitespace-character-count="2893"/>
  </office:meta>
</office:document-meta>
</file>